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1B374FA4B30.png" manifest:media-type="image/png"/>
  <manifest:file-entry manifest:full-path="Pictures/100002010000046B00000092881D0EC9.png" manifest:media-type="image/png"/>
  <manifest:file-entry manifest:full-path="Pictures/10000201000003CE000000EF9429EF1A.png" manifest:media-type="image/png"/>
  <manifest:file-entry manifest:full-path="Pictures/1000020100000354000001A166AAA1CE.png" manifest:media-type="image/png"/>
  <manifest:file-entry manifest:full-path="Pictures/100002010000046B000000A405EA64A7.png" manifest:media-type="image/png"/>
  <manifest:file-entry manifest:full-path="Pictures/100002010000046C000000B11DB05F4B.png" manifest:media-type="image/png"/>
  <manifest:file-entry manifest:full-path="Pictures/10000201000003CF000000D74AB1A73A.png" manifest:media-type="image/png"/>
  <manifest:file-entry manifest:full-path="Pictures/100002010000022D000000C41A551097.png" manifest:media-type="image/png"/>
  <manifest:file-entry manifest:full-path="Pictures/1000020100000468000000B66BF9987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741cm" draw:z-index="0"><draw:image xlink:href="Pictures/1000020100000468000000B66BF99879.png" xlink:type="simple" xlink:show="embed" xlink:actuate="onLoad"/></draw:frame></text:p>
      <text:p text:style-name="Standard"><draw:frame draw:style-name="fr2" draw:name="Imagem2" text:anchor-type="paragraph" svg:width="14.739cm" svg:height="5.186cm" draw:z-index="1"><draw:image xlink:href="Pictures/100002010000022D000000C41A551097.png" xlink:type="simple" xlink:show="embed" xlink:actuate="onLoad"/></draw:frame></text:p>
      <text:p text:style-name="Standard"><draw:frame draw:style-name="fr1" draw:name="Imagem3" text:anchor-type="paragraph" svg:width="17cm" svg:height="3.748cm" draw:z-index="2"><draw:image xlink:href="Pictures/10000201000003CF000000D74AB1A73A.png" xlink:type="simple" xlink:show="embed" xlink:actuate="onLoad"/></draw:frame></text:p>
      <text:p text:style-name="Standard"><draw:frame draw:style-name="fr1" draw:name="Imagem4" text:anchor-type="paragraph" svg:width="17cm" svg:height="2.464cm" draw:z-index="3"><draw:image xlink:href="Pictures/100002010000046B000000A405EA64A7.png" xlink:type="simple" xlink:show="embed" xlink:actuate="onLoad"/></draw:frame></text:p>
      <text:p text:style-name="Standard"><draw:frame draw:style-name="fr1" draw:name="Imagem5" text:anchor-type="paragraph" svg:width="17cm" svg:height="8.319cm" draw:z-index="4"><draw:image xlink:href="Pictures/1000020100000354000001A166AAA1CE.png" xlink:type="simple" xlink:show="embed" xlink:actuate="onLoad"/></draw:frame></text:p>
      <text:p text:style-name="Standard"/>
      <text:p text:style-name="Standard"><draw:frame draw:style-name="fr1" draw:name="Imagem6" text:anchor-type="paragraph" svg:width="17cm" svg:height="2.656cm" draw:z-index="5"><draw:image xlink:href="Pictures/100002010000046C000000B11DB05F4B.png" xlink:type="simple" xlink:show="embed" xlink:actuate="onLoad"/></draw:frame><text:soft-page-break/></text:p>
      <text:p text:style-name="Standard"><draw:frame draw:style-name="fr1" draw:name="Imagem7" text:anchor-type="paragraph" svg:width="17cm" svg:height="4.17cm" draw:z-index="6"><draw:image xlink:href="Pictures/10000201000003CE000000EF9429EF1A.png" xlink:type="simple" xlink:show="embed" xlink:actuate="onLoad"/></draw:frame></text:p>
      <text:p text:style-name="Standard"><draw:frame draw:style-name="fr1" draw:name="Imagem8" text:anchor-type="paragraph" svg:width="17cm" svg:height="2.194cm" draw:z-index="7"><draw:image xlink:href="Pictures/100002010000046B00000092881D0EC9.png" xlink:type="simple" xlink:show="embed" xlink:actuate="onLoad"/></draw:frame></text:p>
      <text:p text:style-name="Standard"><draw:frame draw:style-name="fr1" draw:name="Imagem9" text:anchor-type="paragraph" svg:width="17cm" svg:height="7.576cm" draw:z-index="8"><draw:image xlink:href="Pictures/10000201000003D0000001B374FA4B30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27:53.744000000</meta:creation-date>
    <dc:date>2018-04-06T11:29:07.488000000</dc:date>
    <meta:editing-duration>P0D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